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3a79" officeooo:paragraph-rsid="001f3a79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3a79" officeooo:paragraph-rsid="001f3a7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f3a79" officeooo:paragraph-rsid="001f3a79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f3a79" officeooo:paragraph-rsid="001f3a79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4pt" fo:font-weight="bold" officeooo:rsid="001f3a79" officeooo:paragraph-rsid="001f3a79" style:font-weight-asian="bold" style:font-weight-complex="bold"/>
    </style:style>
    <style:style style:name="P6" style:family="paragraph" style:parent-style-name="Standard">
      <style:text-properties fo:font-weight="bold" officeooo:rsid="001f3a79" officeooo:paragraph-rsid="001f3a79" style:font-weight-asian="bold" style:font-weight-complex="bold"/>
    </style:style>
    <style:style style:name="P7" style:family="paragraph" style:parent-style-name="Standard" style:list-style-name="L1">
      <style:text-properties officeooo:rsid="001f3a79" officeooo:paragraph-rsid="001f3a79"/>
    </style:style>
    <style:style style:name="P8" style:family="paragraph" style:parent-style-name="Standard" style:list-style-name="L2">
      <style:text-properties officeooo:rsid="001f3a79" officeooo:paragraph-rsid="001f3a79"/>
    </style:style>
    <style:style style:name="P9" style:family="paragraph" style:parent-style-name="Standard" style:list-style-name="L1">
      <style:text-properties fo:font-size="10pt" officeooo:rsid="001f3a79" officeooo:paragraph-rsid="001f3a79"/>
    </style:style>
    <style:style style:name="P10" style:family="paragraph" style:parent-style-name="Standard" style:list-style-name="L2">
      <style:text-properties officeooo:paragraph-rsid="00212074"/>
    </style:style>
    <style:style style:name="P11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1f3a79" officeooo:paragraph-rsid="001f3a79" style:font-weight-asian="bold" style:font-weight-complex="bold"/>
    </style:style>
    <style:style style:name="P12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206027" officeooo:paragraph-rsid="00206027" style:font-weight-asian="bold" style:font-weight-complex="bold"/>
    </style:style>
    <style:style style:name="P13" style:family="paragraph" style:parent-style-name="Standard" style:list-style-name="L2">
      <style:text-properties officeooo:rsid="00206027" officeooo:paragraph-rsid="00206027"/>
    </style:style>
    <style:style style:name="P14" style:family="paragraph" style:parent-style-name="Standard">
      <style:text-properties style:font-name="Liberation Serif1" officeooo:rsid="00206027" officeooo:paragraph-rsid="00206027"/>
    </style:style>
    <style:style style:name="P15" style:family="paragraph" style:parent-style-name="Standard">
      <style:paragraph-properties fo:text-align="center" style:justify-single-word="false"/>
      <style:text-properties style:font-name="Liberation Serif1" officeooo:rsid="00206027" officeooo:paragraph-rsid="00206027"/>
    </style:style>
    <style:style style:name="P16" style:family="paragraph" style:parent-style-name="Standard" style:list-style-name="">
      <style:text-properties style:font-name="Liberation Serif1" officeooo:rsid="00206027" officeooo:paragraph-rsid="00206027"/>
    </style:style>
    <style:style style:name="P17" style:family="paragraph" style:parent-style-name="Standard" style:list-style-name="L2">
      <style:text-properties style:font-name="Liberation Serif1" officeooo:rsid="00212074" officeooo:paragraph-rsid="00212074"/>
    </style:style>
    <style:style style:name="P18" style:family="paragraph" style:parent-style-name="Standard">
      <style:text-properties style:font-name="Liberation Serif1" officeooo:rsid="00212074" officeooo:paragraph-rsid="00212074"/>
    </style:style>
    <style:style style:name="P19" style:family="paragraph" style:parent-style-name="Standard" style:list-style-name="L2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212074" officeooo:paragraph-rsid="00212074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8f9c"/>
    </style:style>
    <style:style style:name="T4" style:family="text">
      <style:text-properties style:font-name="Liberation Serif1" officeooo:rsid="00212074"/>
    </style:style>
    <style:style style:name="T5" style:family="text">
      <style:text-properties officeooo:rsid="002131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ème 1A</text:p>
      <text:p text:style-name="P2">Génétique et évolution</text:p>
      <text:p text:style-name="P1"/>
      <text:p text:style-name="P4">Chapitre 1 : Le brassage génétique et sa contribution à la diversité génétique</text:p>
      <text:p text:style-name="P1"/>
      <text:p text:style-name="P5">Introduction</text:p>
      <text:p text:style-name="P1"/>
      <text:p text:style-name="P6">Définition d’une espèce :</text:p>
      <text:list xml:id="list2533900061979275143" text:style-name="L1">
        <text:list-item>
          <text:p text:style-name="P7">Ensemble d’individus qui se ressemblent, qui sont interféconds (qui peuvent se reproduire entre eux), et qui ont une descendance fertile</text:p>
        </text:list-item>
        <text:list-item>
          <text:p text:style-name="P7">Chaque espèce est caractérisée par le partage d’un même caryotype</text:p>
          <text:list>
            <text:list-item>
              <text:p text:style-name="P9">Humain : 2<text:span text:style-name="T2">n</text:span> = 46</text:p>
              <text:list>
                <text:list-header>
                  <text:p text:style-name="P9"><text:span text:style-name="T2">n</text:span> = nombre de paires caractéristique d’une espèce</text:p>
                </text:list-header>
              </text:list>
            </text:list-item>
          </text:list>
          <text:p text:style-name="P7">On a tous les même gênes au sein d’un même caryotype</text:p>
        </text:list-item>
        <text:list-item>
          <text:p text:style-name="P7">Pour les cellules somatiques, le caryotype est réalisé en métaphase de la mitose</text:p>
          <text:p text:style-name="P7">Pour les gamètes, le caryotype est réalisé en métaphase de la 2<text:span text:style-name="T1">e</text:span> division de la méiose</text:p>
        </text:list-item>
        <text:list-item>
          <text:p text:style-name="P7">Le caryotype est caractérisé par :</text:p>
          <text:list>
            <text:list-item>
              <text:p text:style-name="P7">Le nombre de chromosomes</text:p>
            </text:list-item>
            <text:list-item>
              <text:p text:style-name="P7">La taille des chromosomes</text:p>
            </text:list-item>
            <text:list-item>
              <text:p text:style-name="P7">La position du centre-mère</text:p>
            </text:list-item>
            <text:list-item>
              <text:p text:style-name="P7">La disposition des bandes sombres et claires</text:p>
            </text:list-item>
          </text:list>
        </text:list-item>
      </text:list>
      <text:p text:style-name="P1"/>
      <text:p text:style-name="P1"/>
      <text:list xml:id="list5995893068799087526" text:style-name="L2">
        <text:list-item>
          <text:p text:style-name="P11">Le cycle de développement chez l’homme</text:p>
          <text:p text:style-name="P8">C’est l’ensemble des étapes qui permettent de passer d’un individu de la génération <text:span text:style-name="T2">n</text:span> à un individu de la génération <text:span text:style-name="T2">n</text:span>+1</text:p>
        </text:list-item>
      </text:list>
      <text:p text:style-name="P1"/>
      <text:p text:style-name="P1"/>
      <text:p text:style-name="P1"/>
      <text:list xml:id="list90353878631697" text:continue-numbering="true" text:style-name="L2">
        <text:list-header>
          <text:p text:style-name="P8"><text:s/><text:tab/>// <text:span text:style-name="T3">Schéma du cycle de développement chez l’homme //</text:span></text:p>
        </text:list-header>
      </text:list>
      <text:p text:style-name="P1"/>
      <text:p text:style-name="P1"/>
      <text:p text:style-name="P1"/>
      <text:list xml:id="list90354581729551" text:continue-numbering="true" text:style-name="L2">
        <text:list-item>
          <text:p text:style-name="P12">Le déroulement de la méiose</text:p>
          <text:p text:style-name="P13">C’est un ensemble de deux divisions successives sans réplication de l’ADN entre ces deux divisions</text:p>
          <text:p text:style-name="P13">Elle permet de produire à partir d’une cellule diploïde (2<text:span text:style-name="T2">n</text:span>) 4 cellules haploïdes (<text:span text:style-name="T2">n</text:span>)</text:p>
          <text:p text:style-name="P13">Elle n’affecte que les cellules de la lignée germinale présente dans les gamètes</text:p>
        </text:list-item>
      </text:list>
      <text:p text:style-name="P14"/>
      <text:p text:style-name="P14"/>
      <text:p text:style-name="P15">// Schéma de la méiose //</text:p>
      <text:p text:style-name="P14"/>
      <text:p text:style-name="P14"/>
      <text:p text:style-name="P16"/>
      <text:list xml:id="list90354936020944" text:continue-numbering="true" text:style-name="L2">
        <text:list-item>
          <text:p text:style-name="P19">La fécondation rétablit la diploïde</text:p>
          <text:p text:style-name="P17">La fécondation a lieu dans l’une des trompes de l’utérus</text:p>
          <text:list>
            <text:list-item>
              <text:p text:style-name="P10"><text:span text:style-name="T4">L’ovocyte II est coincé en métaphase 2</text:span></text:p>
              <text:list>
                <text:list-header>
                  <text:p text:style-name="P10"><text:span text:style-name="T4">Il y a un globule polaire contenant 23 chromosomes bichromatidiens</text:span></text:p>
                </text:list-header>
              </text:list>
              <text:p text:style-name="P10"><text:span text:style-name="T4">Un spermatozoïde entre entièrement dans l’ovocyte en digérant par des enzymes l’enveloppe, et ça aura deux conséquences :</text:span></text:p>
            </text:list-item>
            <text:list-item>
              <text:p text:style-name="P10"><text:span text:style-name="T4">ça provoque le réveil physiologique de l’ovocyte II</text:span></text:p>
              <text:list>
                <text:list-header>
                  <text:p text:style-name="P10"><text:span text:style-name="T4">augmentation de l’intensité respiratoire</text:span></text:p>
                  <text:p text:style-name="P17">déclenchement de la fin de la méiose de l’ovocyte II</text:p>
                  <text:list>
                    <text:list-header>
                      <text:p text:style-name="P17">formation d’un GP II (23 chromosomes monochromatidiens</text:p>
                    </text:list-header>
                  </text:list>
                  <text:p text:style-name="P17">→ ovule : 23 chromosomes monochromatidiens</text:p>
                </text:list-header>
              </text:list>
            </text:list-item>
            <text:list-item>
              <text:p text:style-name="P17"><text:s/><text:span text:style-name="T5">(voir schéma)</text:span></text:p>
            </text:list-item>
            <text:list-item>
              <text:p text:style-name="P17"><text:s/><text:span text:style-name="T5">(voir schéma)</text:span></text:p>
            </text:list-item>
          </text:list>
        </text:list-item>
      </text:list>
      <text:p text:style-name="P18"/>
      <text:p text:style-name="P18"/>
      <text:list xml:id="list90355709039658" text:continue-numbering="true" text:style-name="L2">
        <text:list-header>
          <text:p text:style-name="P17">// <text:s/><text:span text:style-name="T5">Schéma des étapes de la fécondation <text:s/>//</text:span></text:p>
        </text:list-header>
      </text:list>
      <text:p text:style-name="P18"/>
      <text:p text:style-name="P18"/>
      <text:list xml:id="list90354392974363" text:continue-numbering="true" text:style-name="L2"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8:17:20.896000000</meta:creation-date>
    <dc:date>2018-12-12T09:03:53.458000000</dc:date>
    <meta:editing-duration>PT1H24M39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39" meta:word-count="337" meta:character-count="1966" meta:non-whitespace-character-count="1681"/>
  </office:meta>
</office:document-meta>
</file>